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EngineServletRequest.setAttribute( String s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Head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UserInRol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JSPEngineServletRequest( HttpServletRequest request , String js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EngineServlet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Attribut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PEngineServletRequest.removeAttrib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setCharacterEncoding( java . lang .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alPat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ramet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In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Date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ssion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questDispatch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rameterValu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